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immath(imagename=['SKA_LOGSPIRAL50_90min_2src_75arcmin_dec28_ra0_2048_64ch_1400mhz_cortes_poi3_uni_w128.fits','SKA_LOGSPIRAL50_90min_2src_75arcmin_dec28_ra0_2048_64ch_1400mhz_cortes_uni_w128.fits'],expr='IM0-IM1',outfile='SKA_LOGSPIRAL50_90min_2src_75arcmin_dec28_ra0_2048_64ch_1400mhz_cortes_poi3_uni_w128_imagediff_dir.fits')</text:span></text:p>
      <text:p text:style-name="P1"><text:span text:style-name="T1"/></text:p>
      <text:p text:style-name="P1"><text:span text:style-name="T1">viewer('SKA_LOGSPIRAL50_90min_2src_75arcmin_dec28_ra0_2048_64ch_1400mhz_cortes_poi3_uni_w128_imagediff_dir.fits')</text:span></text:p>
      <text:p text:style-name="P1"><text:span text:style-name="T1"/></text:p>
      <text:p text:style-name="P1"><text:span text:style-name="T1">ia.open('SKA_LOGSPIRAL50_90min_2src_75arcmin_dec28_ra0_2048_64ch_1400mhz_cortes_poi3_uni_w128_imagediff_dir.fits')</text:span></text:p>
      <text:p text:style-name="P1"><text:span text:style-name="T1"/></text:p>
      <text:p text:style-name="P1"><text:span text:style-name="T1">ia.tofits('SKA_LOGSPIRAL50_90min_2src_75arcmin_dec28_ra0_2048_64ch_1400mhz_cortes_poi3_uni_w128_imagediff.fits')</text:span></text:p>
      <text:p text:style-name="P1"><text:span text:style-name="T1"/></text:p>
      <text:p text:style-name="P1"><text:span text:style-name="T1">viewer('SKA_LOGSPIRAL50_90min_2src_75arcmin_dec28_ra0_2048_64ch_1400mhz_cortes_poi3_uni_w128_imagediff.fits')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